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50501" calcext:value-type="float">
            <text:p>50501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740" calcext:value-type="float">
            <text:p>6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81" calcext:value-type="float">
            <text:p>4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711" calcext:value-type="float">
            <text:p>303711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5:31:55.72655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2-09T17:14:13.689601170</dc:date>
    <meta:editing-duration>PT13H19M36S</meta:editing-duration>
    <meta:editing-cycles>86</meta:editing-cycles>
    <meta:generator>LibreOffice/6.0.7.3$Linux_X86_64 LibreOffice_project/00m0$Build-3</meta:generator>
    <meta:document-statistic meta:table-count="5" meta:cell-count="789" meta:object-count="0"/>
  </office:meta>
</office:document-meta>
</file>